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4.336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13.944cm"/>
    </style:style>
    <style:style style:name="co7" style:family="table-column">
      <style:table-column-properties fo:break-before="auto" style:column-width="2.685cm"/>
    </style:style>
    <style:style style:name="ro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855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4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column table:style-name="co2" table:number-columns-repeated="1013" table:default-cell-style-name="Default"/>
        <table:table-row table:style-name="ro2">
          <table:table-cell office:value-type="string">
            <text:p>CUCC Gear Order 2011</text:p>
          </table:table-cell>
          <table:table-cell table:number-columns-repeated="8"/>
          <table:table-cell office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4" office:value-type="string" table:number-columns-spanned="2" table:number-rows-spanned="1">
            <text:p>Starles river</text:p>
          </table:table-cell>
          <table:covered-table-cell/>
          <table:table-cell table:style-name="ce6" office:value-type="string" table:number-columns-spanned="2" table:number-rows-spanned="1">
            <text:p>Inglesport</text:p>
          </table:table-cell>
          <table:covered-table-cell/>
          <table:table-cell table:number-columns-repeated="1013"/>
        </table:table-row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Price (£)</text:p>
          </table:table-cell>
          <table:table-cell office:value-type="string">
            <text:p>Price (£) with inglsport 13% discount</text:p>
          </table:table-cell>
          <table:table-cell office:value-type="string">
            <text:p>Price from starless river</text:p>
          </table:table-cell>
          <table:table-cell table:style-name="ce1" office:value-type="string">
            <text:p>Brand/Product</text:p>
          </table:table-cell>
          <table:table-cell table:style-name="ce1" office:value-type="string">
            <text:p>Source </text:p>
          </table:table-cell>
          <table:table-cell table:style-name="ce1" office:value-type="string">
            <text:p>CUCC</text:p>
          </table:table-cell>
          <table:table-cell table:style-name="ce1" office:value-type="string">
            <text:p>Expo</text:p>
          </table:table-cell>
          <table:table-cell table:style-name="ce5" office:value-type="string">
            <text:p>Cost to CUCC</text:p>
          </table:table-cell>
          <table:table-cell table:style-name="ce5" office:value-type="string">
            <text:p>Cost to Expo</text:p>
          </table:table-cell>
          <table:table-cell table:style-name="ce1" office:value-type="string">
            <text:p>Comments</text:p>
          </table:table-cell>
          <table:table-cell table:number-columns-repeated="1012"/>
        </table:table-row>
        <table:table-row table:style-name="ro2">
          <table:table-cell office:value-type="string">
            <text:p>11mm rope</text:p>
          </table:table-cell>
          <table:table-cell office:value-type="float" office:value="200">
            <text:p>200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string">
            <text:p>Mammut Performance</text:p>
          </table:table-cell>
          <table:table-cell office:value-type="string">
            <text:p>http://www.caving-supplies.co.uk/cgi-bin/psProdDet.cgi/44420.200W||~@c~SRT~Ropes~@b|0|user|1,0,0,1|17</text:p>
          </table:table-cell>
          <table:table-cell/>
          <table:table-cell table:formula="of:=[.K4]" office:value-type="currency" office:currency="GBP" office:value="226">
            <text:p>£226.00</text:p>
          </table:table-cell>
          <table:table-cell/>
          <table:table-cell office:value-type="currency" office:currency="GBP" office:value="226">
            <text:p>£226.00</text:p>
          </table:table-cell>
          <table:table-cell table:number-columns-repeated="1013"/>
        </table:table-row>
        <table:table-row table:style-name="ro2">
          <table:table-cell office:value-type="string">
            <text:p>10mm rope</text:p>
          </table:table-cell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table:formula="of:=[.C5]*0.87" office:value-type="currency" office:currency="GBP" office:value="243.6">
            <text:p>£243.60</text:p>
          </table:table-cell>
          <table:table-cell office:value-type="currency" office:currency="GBP" office:value="272">
            <text:p>£272.00</text:p>
          </table:table-cell>
          <table:table-cell office:value-type="string">
            <text:p>Beal Antipodes</text:p>
          </table:table-cell>
          <table:table-cell office:value-type="string">
            <text:p>Inglesport Website (shop price)</text:p>
          </table:table-cell>
          <table:table-cell/>
          <table:table-cell table:formula="of:=[.E5]" office:value-type="currency" office:currency="GBP" office:value="272">
            <text:p>£272.00</text:p>
          </table:table-cell>
          <table:table-cell/>
          <table:table-cell office:value-type="currency" office:currency="GBP" office:value="244">
            <text:p>£244.00</text:p>
          </table:table-cell>
          <table:table-cell table:number-columns-repeated="1013"/>
        </table:table-row>
        <table:table-row table:style-name="ro2">
          <table:table-cell office:value-type="string">
            <text:p>9mm rope</text:p>
          </table:table-cell>
          <table:table-cell office:value-type="float" office:value="200">
            <text:p>200</text:p>
          </table:table-cell>
          <table:table-cell office:value-type="float" office:value="248">
            <text:p>248</text:p>
          </table:table-cell>
          <table:table-cell table:formula="of:=[.C6]*0.87" office:value-type="currency" office:currency="GBP" office:value="215.76">
            <text:p>£215.76</text:p>
          </table:table-cell>
          <table:table-cell office:value-type="currency" office:currency="GBP" office:value="242">
            <text:p>£242.00</text:p>
          </table:table-cell>
          <table:table-cell office:value-type="string">
            <text:p>Beal Antipodes</text:p>
          </table:table-cell>
          <table:table-cell office:value-type="string">
            <text:p>Inglesport Website (shop price)</text:p>
          </table:table-cell>
          <table:table-cell table:formula="of:=[.E6]" office:value-type="currency" office:currency="GBP" office:value="242">
            <text:p>£242.00</text:p>
          </table:table-cell>
          <table:table-cell/>
          <table:table-cell office:value-type="currency" office:currency="GBP" office:value="216">
            <text:p>£216.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Twist Hangers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table:formula="of:=[.C8]*0.87" office:value-type="currency" office:currency="GBP" office:value="3.045">
            <text:p>£3.05</text:p>
          </table:table-cell>
          <table:table-cell office:value-type="currency" office:currency="GBP" office:value="3">
            <text:p>£3.00</text:p>
          </table:table-cell>
          <table:table-cell office:value-type="string">
            <text:p>Petzl</text:p>
          </table:table-cell>
          <table:table-cell office:value-type="string">
            <text:p>Inglesport Website , M8 bolt, <text:a xlink:href="http://www.inglesport.com/shop/product/427/Bolts-and-Bolting-Gear/Petzl-Twist-Hanger/">http://www.inglesport.com/shop/product/427/Bolts-and-Bolting-Gear/Petzl-Twist-Hanger/</text:a></text:p>
          </table:table-cell>
          <table:table-cell/>
          <table:table-cell table:formula="of:=[.B8]*[.E8]" office:value-type="currency" office:currency="GBP" office:value="30">
            <text:p>£30.00</text:p>
          </table:table-cell>
          <table:table-cell/>
          <table:table-cell table:formula="of:=[.B8]*[.D8]" office:value-type="currency" office:currency="GBP" office:value="30.45">
            <text:p>£30.45</text:p>
          </table:table-cell>
          <table:table-cell table:number-columns-repeated="1013"/>
        </table:table-row>
        <table:table-row table:style-name="ro2">
          <table:table-cell office:value-type="string">
            <text:p>Bend Hangers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table:formula="of:=[.C9]*0.87" office:value-type="currency" office:currency="GBP" office:value="3.045">
            <text:p>£3.05</text:p>
          </table:table-cell>
          <table:table-cell office:value-type="currency" office:currency="GBP" office:value="3">
            <text:p>£3.00</text:p>
          </table:table-cell>
          <table:table-cell office:value-type="string">
            <text:p>Petzl</text:p>
          </table:table-cell>
          <table:table-cell office:value-type="string">
            <text:p>Inglesport Website , M8 bolt, ttp://www.inglesport.com/shop/product/426/Bolts-and-Bolting-Gear/Petzl-Simple-Hanger/</text:p>
          </table:table-cell>
          <table:table-cell/>
          <table:table-cell table:formula="of:=[.B9]*[.E9]" office:value-type="currency" office:currency="GBP" office:value="30">
            <text:p>£30.00</text:p>
          </table:table-cell>
          <table:table-cell/>
          <table:table-cell table:formula="of:=[.B9]*[.D9]" office:value-type="currency" office:currency="GBP" office:value="30.45">
            <text:p>£30.45</text:p>
          </table:table-cell>
          <table:table-cell table:number-columns-repeated="1013"/>
        </table:table-row>
        <table:table-row table:style-name="ro3">
          <table:table-cell office:value-type="string">
            <text:p>Ring Hangers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C10]*0.87" office:value-type="currency" office:currency="GBP" office:value="3.48">
            <text:p>£3.48</text:p>
          </table:table-cell>
          <table:table-cell office:value-type="currency" office:currency="GBP" office:value="3.83">
            <text:p>£3.83</text:p>
          </table:table-cell>
          <table:table-cell office:value-type="string">
            <text:p>Raumer (Annelox)</text:p>
          </table:table-cell>
          <table:table-cell office:value-type="string">
            <text:p>Apparently inglesport, <text:a xlink:href="http://www.starlessriver.com/shop/rigging_and_bolting/raumer_ring_hanger">http://www.starlessriver.com/shop/rigging_and_bolting/raumer_ring_hanger</text:a></text:p>
          </table:table-cell>
          <table:table-cell table:formula="of:=[.B10]*[.E10]" office:value-type="currency" office:currency="GBP" office:value="38.3">
            <text:p>£38.30</text:p>
          </table:table-cell>
          <table:table-cell/>
          <table:table-cell table:formula="of:=[.B10]*[.C10]" office:value-type="currency" office:currency="GBP" office:value="40">
            <text:p>£40.0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Tackle Sacks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C13]*0.87" office:value-type="currency" office:currency="GBP" office:value="27.84">
            <text:p>£27.84</text:p>
          </table:table-cell>
          <table:table-cell office:value-type="currency" office:currency="GBP" office:value="27.5">
            <text:p>£27.50</text:p>
          </table:table-cell>
          <table:table-cell office:value-type="string">
            <text:p>Beast Mummy</text:p>
          </table:table-cell>
          <table:table-cell office:value-type="string">
            <text:p>Beast, <text:a xlink:href="http://www.starlessriver.com/shop/tackle_bags/beast">http://www.starlessriver.com/shop/tackle_bags/beast</text:a>_mummy_tacklebag</text:p>
          </table:table-cell>
          <table:table-cell table:formula="of:=[.B13]*[.E13]" office:value-type="currency" office:currency="GBP" office:value="27.5">
            <text:p>£27.50</text:p>
          </table:table-cell>
          <table:table-cell/>
          <table:table-cell table:formula="of:=[.B13]*[.D13]" office:value-type="currency" office:currency="GBP" office:value="27.84">
            <text:p>£27.84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Tackle Sacks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C14]*0.87" office:value-type="currency" office:currency="GBP" office:value="38.28">
            <text:p>£38.28</text:p>
          </table:table-cell>
          <table:table-cell table:formula="of:=75/2" office:value-type="currency" office:currency="GBP" office:value="37.5">
            <text:p>£37.50</text:p>
          </table:table-cell>
          <table:table-cell office:value-type="string">
            <text:p>Beast Daddy</text:p>
          </table:table-cell>
          <table:table-cell office:value-type="string">
            <text:p>Beast</text:p>
          </table:table-cell>
          <table:table-cell table:formula="of:=[.B14]*[.E14]" office:value-type="currency" office:currency="GBP" office:value="75">
            <text:p>£75.00</text:p>
          </table:table-cell>
          <table:table-cell/>
          <table:table-cell table:formula="of:=[.D14]*[.B14]" office:value-type="currency" office:currency="GBP" office:value="76.56">
            <text:p>£76.56</text:p>
          </table:table-cell>
          <table:table-cell table:number-columns-repeated="1014"/>
        </table:table-row>
        <table:table-row table:style-name="ro2">
          <table:table-cell office:value-type="string">
            <text:p>Tackle sackrepairs</text:p>
          </table:table-cell>
          <table:table-cell office:value-type="float" office:value="8">
            <text:p>8</text:p>
          </table:table-cell>
          <table:table-cell table:formula="of:=140/8" office:value-type="float" office:value="17.5">
            <text:p>17.5</text:p>
          </table:table-cell>
          <table:table-cell table:number-columns-repeated="3"/>
          <table:table-cell office:value-type="string">
            <text:p>Beast</text:p>
          </table:table-cell>
          <table:table-cell/>
          <table:table-cell table:formula="of:=[.K15]" office:value-type="currency" office:currency="GBP" office:value="140">
            <text:p>£140.00</text:p>
          </table:table-cell>
          <table:table-cell/>
          <table:table-cell table:formula="of:=[.C15]*[.B15]" office:value-type="currency" office:currency="GBP" office:value="140">
            <text:p>£140.00</text:p>
          </table:table-cell>
          <table:table-cell table:number-columns-repeated="1013"/>
        </table:table-row>
        <table:table-row table:style-name="ro2">
          <table:table-cell office:value-type="string">
            <text:p>Maillons</text:p>
          </table:table-cell>
          <table:table-cell office:value-type="float" office:value="30">
            <text:p>30</text:p>
          </table:table-cell>
          <table:table-cell office:value-type="float" office:value="2.8">
            <text:p>2.8</text:p>
          </table:table-cell>
          <table:table-cell table:formula="of:=[.C16]*0.87" office:value-type="currency" office:currency="GBP" office:value="2.436">
            <text:p>£2.44</text:p>
          </table:table-cell>
          <table:table-cell office:value-type="currency" office:currency="GBP" office:value="2.42">
            <text:p>£2.42</text:p>
          </table:table-cell>
          <table:table-cell office:value-type="string">
            <text:p>Long 7mm steel</text:p>
          </table:table-cell>
          <table:table-cell office:value-type="string">
            <text:p>Inglesport Website </text:p>
          </table:table-cell>
          <table:table-cell/>
          <table:table-cell table:formula="of:=[.B16]*[.E16]" office:value-type="currency" office:currency="GBP" office:value="72.6">
            <text:p>£72.60</text:p>
          </table:table-cell>
          <table:table-cell/>
          <table:table-cell table:formula="of:=[.B16]*[.D16]" office:value-type="currency" office:currency="GBP" office:value="73.08">
            <text:p>£73.0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rnesses</text:p>
          </table:table-cell>
          <table:table-cell office:value-type="float" office:value="3">
            <text:p>3</text:p>
          </table:table-cell>
          <table:table-cell office:value-type="float" office:value="55.5">
            <text:p>55.5</text:p>
          </table:table-cell>
          <table:table-cell table:formula="of:=[.C18]*0.87" office:value-type="currency" office:currency="GBP" office:value="48.285">
            <text:p>£48.29</text:p>
          </table:table-cell>
          <table:table-cell office:value-type="currency" office:currency="GBP" office:value="47.85">
            <text:p>£47.85</text:p>
          </table:table-cell>
          <table:table-cell office:value-type="string">
            <text:p>Petzl Avanti</text:p>
          </table:table-cell>
          <table:table-cell office:value-type="string">
            <text:p>Inglesport Website </text:p>
          </table:table-cell>
          <table:table-cell table:formula="of:=[.B18]*[.E18]" office:value-type="currency" office:currency="GBP" office:value="143.55">
            <text:p>£143.55</text:p>
          </table:table-cell>
          <table:table-cell/>
          <table:table-cell table:formula="of:=[.B18]*[.D18]" office:value-type="currency" office:currency="GBP" office:value="144.855">
            <text:p>£144.8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lings</text:p>
          </table:table-cell>
          <table:table-cell office:value-type="float" office:value="10">
            <text:p>10</text:p>
          </table:table-cell>
          <table:table-cell office:value-type="float" office:value="3.25">
            <text:p>3.25</text:p>
          </table:table-cell>
          <table:table-cell table:formula="of:=[.C20]*0.87" office:value-type="currency" office:currency="GBP" office:value="2.8275">
            <text:p>£2.83</text:p>
          </table:table-cell>
          <table:table-cell office:value-type="currency" office:currency="GBP" office:value="3.8">
            <text:p>£3.80</text:p>
          </table:table-cell>
          <table:table-cell office:value-type="string">
            <text:p>18mm nylon 120cm</text:p>
          </table:table-cell>
          <table:table-cell office:value-type="string">
            <text:p>Inglesport Website </text:p>
          </table:table-cell>
          <table:table-cell/>
          <table:table-cell table:formula="of:=[.B19:.B20]*[.E20]" office:value-type="currency" office:currency="GBP" office:value="38">
            <text:p>£38.00</text:p>
          </table:table-cell>
          <table:table-cell/>
          <table:table-cell table:formula="of:=[.B20]*[.D20]" office:value-type="currency" office:currency="GBP" office:value="28.275">
            <text:p>£28.28</text:p>
          </table:table-cell>
          <table:table-cell office:value-type="string">
            <text:p>Will buy coloured if I can find them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lmets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[.C22]*0.87" office:value-type="currency" office:currency="GBP" office:value="55.68">
            <text:p>£55.68</text:p>
          </table:table-cell>
          <table:table-cell office:value-type="currency" office:currency="GBP" office:value="54.78">
            <text:p>£54.78</text:p>
          </table:table-cell>
          <table:table-cell office:value-type="string">
            <text:p>Petzl Ecrin Roc</text:p>
          </table:table-cell>
          <table:table-cell office:value-type="string">
            <text:p>Inglesport Website </text:p>
          </table:table-cell>
          <table:table-cell table:formula="of:=[.B22]*[.E22]" office:value-type="currency" office:currency="GBP" office:value="219.12">
            <text:p>£219.12</text:p>
          </table:table-cell>
          <table:table-cell/>
          <table:table-cell table:formula="of:=[.B22]*[.D22]" office:value-type="currency" office:currency="GBP" office:value="222.72">
            <text:p>£222.7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Drop in anchors</text:p>
          </table:table-cell>
          <table:table-cell office:value-type="float" office:value="100">
            <text:p>100</text:p>
          </table:table-cell>
          <table:table-cell office:value-type="float" office:value="10.92">
            <text:p>10.92</text:p>
          </table:table-cell>
          <table:table-cell table:number-columns-repeated="2"/>
          <table:table-cell office:value-type="string">
            <text:p>Fischer</text:p>
          </table:table-cell>
          <table:table-cell table:style-name="ce3" office:value-type="string">
            <text:p>http://www.toolstation.com/shop/Screws+Fixings/Spit+Fixings/Spit+Grip+Lip+DropIn+Anchor+M8/d90/sd430/p45023</text:p>
          </table:table-cell>
          <table:table-cell table:style-name="ce3"/>
          <table:table-cell table:style-name="ce3" table:formula="of:=[.C24]" office:value-type="float" office:value="10.92">
            <text:p>10.92</text:p>
          </table:table-cell>
          <table:table-cell/>
          <table:table-cell office:value-type="currency" office:currency="GBP" office:value="10.92">
            <text:p>£10.92</text:p>
          </table:table-cell>
          <table:table-cell table:number-columns-repeated="1013"/>
        </table:table-row>
        <table:table-row table:style-name="ro3">
          <table:table-cell office:value-type="string">
            <text:p>SPITS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C25]*0.87" office:value-type="currency" office:currency="GBP" office:value="1.74">
            <text:p>£1.74</text:p>
          </table:table-cell>
          <table:table-cell office:value-type="currency" office:currency="GBP" office:value="1.62">
            <text:p>£1.62</text:p>
          </table:table-cell>
          <table:table-cell/>
          <table:table-cell office:value-type="string">
            <text:p>Inglesport, <text:a xlink:href="http://www.inglesport.com/shop/product/425/Bolts-and-Bolting-Gear/8mm-Self-drill-Rock-Anchor-and-Wedge/">http://www.inglesport.com/shop/product/425/Bolts-and-Bolting-Gear/8mm-Self-drill-Rock-Anchor-and-Wedge/</text:a></text:p>
          </table:table-cell>
          <table:table-cell/>
          <table:table-cell table:formula="of:=[.B25]*[.E25]" office:value-type="currency" office:currency="GBP" office:value="81">
            <text:p>£81.00</text:p>
          </table:table-cell>
          <table:table-cell/>
          <table:table-cell table:formula="of:=[.B25]*[.D25]" office:value-type="currency" office:currency="GBP" office:value="87">
            <text:p>£87.00</text:p>
          </table:table-cell>
          <table:table-cell table:number-columns-repeated="1013"/>
        </table:table-row>
        <table:table-row table:style-name="ro2">
          <table:table-cell office:value-type="string">
            <text:p>Lamp Bracke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C26]*0.87" office:value-type="currency" office:currency="GBP" office:value="1.74">
            <text:p>£1.74</text:p>
          </table:table-cell>
          <table:table-cell office:value-type="currency" office:currency="GBP" office:value="1.75">
            <text:p>£1.75</text:p>
          </table:table-cell>
          <table:table-cell/>
          <table:table-cell office:value-type="string">
            <text:p>Inglesport?</text:p>
          </table:table-cell>
          <table:table-cell table:formula="of:=[.B26]*[.E26]" office:value-type="currency" office:currency="GBP" office:value="7">
            <text:p>£7.00</text:p>
          </table:table-cell>
          <table:table-cell/>
          <table:table-cell table:formula="of:=[.C26]*[.B26]" office:value-type="currency" office:currency="GBP" office:value="8">
            <text:p>£8.00</text:p>
          </table:table-cell>
          <table:table-cell table:number-columns-repeated="1014"/>
        </table:table-row>
        <table:table-row table:style-name="ro3">
          <table:table-cell office:value-type="string">
            <text:p>2 bolting hammers</text:p>
          </table:table-cell>
          <table:table-cell office:value-type="float" office:value="2">
            <text:p>2</text:p>
          </table:table-cell>
          <table:table-cell office:value-type="float" office:value="46.5">
            <text:p>46.5</text:p>
          </table:table-cell>
          <table:table-cell table:formula="of:=[.C27]*0.87" office:value-type="currency" office:currency="GBP" office:value="40.455">
            <text:p>£40.46</text:p>
          </table:table-cell>
          <table:table-cell office:value-type="currency" office:currency="GBP" office:value="40">
            <text:p>£40.00</text:p>
          </table:table-cell>
          <table:table-cell office:value-type="string">
            <text:p>Petzl</text:p>
          </table:table-cell>
          <table:table-cell office:value-type="string">
            <text:p>Inglesport, <text:a xlink:href="http://www.inglesport.com/shop/product/423/Bolts-and-Bolting-Gear/Bolting-Hammer/">http://www.inglesport.com/shop/product/423/Bolts-and-Bolting-Gear/Bolting-Hammer/</text:a></text:p>
          </table:table-cell>
          <table:table-cell/>
          <table:table-cell table:formula="of:=[.B27]*[.E27]" office:value-type="currency" office:currency="GBP" office:value="80">
            <text:p>£80.00</text:p>
          </table:table-cell>
          <table:table-cell/>
          <table:table-cell table:formula="of:=[.B27]*[.D27]" office:value-type="currency" office:currency="GBP" office:value="80.91">
            <text:p>£80.9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Total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5" table:formula="of:=SUM([.H4:.H28])" office:value-type="currency" office:currency="GBP" office:value="752.47">
            <text:p>£752.47</text:p>
          </table:table-cell>
          <table:table-cell table:style-name="ce5" table:formula="of:=SUM([.I4:.I28])" office:value-type="currency" office:currency="GBP" office:value="980.52">
            <text:p>£980.52</text:p>
          </table:table-cell>
          <table:table-cell table:style-name="ce5" table:formula="of:=SUM([.J4:.J28])" office:value-type="currency" office:currency="GBP" office:value="735.975">
            <text:p>£735.98</text:p>
          </table:table-cell>
          <table:table-cell table:style-name="ce5" table:formula="of:=SUM([.K4:.K28])" office:value-type="currency" office:currency="GBP" office:value="951.085">
            <text:p>£951.0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10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0:42:21</dc:date>
    <meta:editing-duration>PT27H16M11S</meta:editing-duration>
    <meta:editing-cycles>7</meta:editing-cycles>
    <meta:generator>OpenOffice.org/3.2$Unix OpenOffice.org_project/320m19$Build-9505</meta:generator>
    <meta:document-statistic meta:table-count="3" meta:cell-count="166" meta:object-count="0"/>
  </office:meta>
</office:document-meta>
</file>